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3b023" officeooo:paragraph-rsid="0013b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ands: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1-06-25T09:38:44.932921376</meta:creation-date>
    <dc:date>2021-06-25T09:39:19.700767089</dc:date>
    <dc:creator>David Snow</dc:creator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1.4.2$MacOSX_X86_64 LibreOffice_project/a529a4fab45b75fefc5b6226684193eb000654f6</meta:generator>
  </office:meta>
</office:document-meta>
</file>